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&quot;docs-Open Sans&quot;" svg:font-family="'&quot;docs-Open Sans&quot;'"/>
    <style:font-face style:name="Arial" svg:font-family="Arial"/>
    <style:font-face style:name="Cambria" svg:font-family="Cambria"/>
    <style:font-face style:name="Inherit" svg:font-family="Inherit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129.63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Связанные_20_товары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Связанные товар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Товар</text:p>
          </table:table-cell>
          <table:table-cell table:style-name="ce1" office:value-type="string" calcext:value-type="string">
            <text:p>Связанные товары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-023</text:p>
          </table:table-cell>
          <table:table-cell table:style-name="ce1" office:value-type="string" calcext:value-type="string">
            <text:p>А-031,А-032,А-033,А-034,А-035,А-036,А-038,А-039,А-041,А-042,С-054,С-056,С-0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-026</text:p>
          </table:table-cell>
          <table:table-cell table:style-name="ce1" office:value-type="string" calcext:value-type="string">
            <text:p>А-031,А-032,А-033,А-034,А-035,А-036,А-038,А-039,А-041,А-042,С-054,С-056,С-0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-027</text:p>
          </table:table-cell>
          <table:table-cell table:style-name="ce1" office:value-type="string" calcext:value-type="string">
            <text:p>А-031,А-032,А-033,А-034,А-035,А-036,А-038,А-039,А-041,А-042,С-054,С-056,С-0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-029</text:p>
          </table:table-cell>
          <table:table-cell table:style-name="ce1" office:value-type="string" calcext:value-type="string">
            <text:p>А-031,А-032,А-033,А-034,А-035,А-036,А-038,А-039,А-041,А-042,С-054,С-056,С-0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-030</text:p>
          </table:table-cell>
          <table:table-cell table:style-name="ce1" office:value-type="string" calcext:value-type="string">
            <text:p>А-031,А-032,А-033,А-034,А-035,А-036,А-038,А-039,А-041,А-042,С-054,С-056,С-0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-031</text:p>
          </table:table-cell>
          <table:table-cell table:style-name="ce1" office:value-type="string" calcext:value-type="string">
            <text:p>С-044,С-0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-032</text:p>
          </table:table-cell>
          <table:table-cell table:style-name="ce1" office:value-type="string" calcext:value-type="string">
            <text:p>С-0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-033</text:p>
          </table:table-cell>
          <table:table-cell table:style-name="ce1" office:value-type="string" calcext:value-type="string">
            <text:p>С-044,С-0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-034</text:p>
          </table:table-cell>
          <table:table-cell table:style-name="ce1" office:value-type="string" calcext:value-type="string">
            <text:p>С-044,С-045, Р-09, Р-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-034.5</text:p>
          </table:table-cell>
          <table:table-cell table:style-name="ce1" office:value-type="string" calcext:value-type="string">
            <text:p>С-044,С-045, Р-09, Р-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-035</text:p>
          </table:table-cell>
          <table:table-cell table:style-name="ce1" office:value-type="string" calcext:value-type="string">
            <text:p>А-038, С-046, С-0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-036</text:p>
          </table:table-cell>
          <table:table-cell table:style-name="ce1" office:value-type="string" calcext:value-type="string">
            <text:p>А-038, С-046, С-0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-038</text:p>
          </table:table-cell>
          <table:table-cell table:style-name="ce1" office:value-type="string" calcext:value-type="string">
            <text:p>А-035, А-36, С-046, С-0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-039</text:p>
          </table:table-cell>
          <table:table-cell table:style-name="ce1" office:value-type="string" calcext:value-type="string">
            <text:p>А-023,А-026, А-027,А-029,А-030,А-0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-040</text:p>
          </table:table-cell>
          <table:table-cell table:style-name="ce1" office:value-type="string" calcext:value-type="string">
            <text:p>А-023,А-026, А-027,А-029,А-030,А-0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-041</text:p>
          </table:table-cell>
          <table:table-cell table:style-name="ce1" office:value-type="string" calcext:value-type="string">
            <text:p>А-023,А-026, А-027,А-029,А-030,А-0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А-042</text:p>
          </table:table-cell>
          <table:table-cell table:style-name="ce1" office:value-type="string" calcext:value-type="string">
            <text:p>А-039, А-040, А-0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01</text:p>
          </table:table-cell>
          <table:table-cell table:style-name="ce1" office:value-type="string" calcext:value-type="string">
            <text:p>Р-06, Р-06-5,Р-07,Р-08,Р-09,Р-09-5,Р-10,Р-11,Р-12,Р-13,Р-15,Р-17,Р-19,Р-20,Р-21,Р-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02</text:p>
          </table:table-cell>
          <table:table-cell table:style-name="ce2" office:value-type="string" calcext:value-type="string">
            <text:p>Р-06, Р-06-5,Р-07,Р-08,Р-09,Р-09-5,Р-10,Р-11,Р-12,Р-13,Р-15,Р-17,Р-19,Р-20,Р-21,Р-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03</text:p>
          </table:table-cell>
          <table:table-cell table:style-name="ce2" office:value-type="string" calcext:value-type="string">
            <text:p>Р-06, Р-06-5,Р-07,Р-08,Р-09,Р-09-5,Р-10,Р-11,Р-12,Р-13,Р-15,Р-17,Р-19,Р-20,Р-21,Р-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04</text:p>
          </table:table-cell>
          <table:table-cell table:style-name="ce2" office:value-type="string" calcext:value-type="string">
            <text:p>Р-06, Р-06-5,Р-07,Р-08,Р-09,Р-09-5,Р-10,Р-11,Р-12,Р-13,Р-15,Р-17,Р-19,Р-20,Р-21,Р-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05</text:p>
          </table:table-cell>
          <table:table-cell table:style-name="ce2" office:value-type="string" calcext:value-type="string">
            <text:p>Р-06, Р-06-5,Р-07,Р-08,Р-09,Р-09-5,Р-10,Р-11,Р-12,Р-13,Р-15,Р-17,Р-19,Р-20,Р-21,Р-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06</text:p>
          </table:table-cell>
          <table:table-cell table:style-name="ce1" office:value-type="string" calcext:value-type="string">
            <text:p>С-044,С-045, Р-01, Р-02, Р-03, Р-04, Р-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05-5</text:p>
          </table:table-cell>
          <table:table-cell table:style-name="ce1" office:value-type="string" calcext:value-type="string">
            <text:p>С-044,С-045, Р-01, Р-02, Р-03, Р-04, Р-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07</text:p>
          </table:table-cell>
          <table:table-cell table:style-name="ce1" office:value-type="string" calcext:value-type="string">
            <text:p>С-044,С-045, Р-01, Р-02, Р-03, Р-04, Р-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08</text:p>
          </table:table-cell>
          <table:table-cell table:style-name="ce1" office:value-type="string" calcext:value-type="string">
            <text:p>С-044,С-045, Р-01, Р-02, Р-03, Р-04, Р-05, Р-09, Р-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09</text:p>
          </table:table-cell>
          <table:table-cell table:style-name="ce1" office:value-type="string" calcext:value-type="string">
            <text:p>С-044,С-045, Р-08, Р-13, А-034, А-034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10</text:p>
          </table:table-cell>
          <table:table-cell table:style-name="ce1" office:value-type="string" calcext:value-type="string">
            <text:p>С-044,С-045, Р-01, Р-02, Р-03, Р-04, Р-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11</text:p>
          </table:table-cell>
          <table:table-cell table:style-name="ce1" office:value-type="string" calcext:value-type="string">
            <text:p>С-044,С-045, Р-01, Р-02, Р-03, Р-04, Р-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12</text:p>
          </table:table-cell>
          <table:table-cell table:style-name="ce1" office:value-type="string" calcext:value-type="string">
            <text:p>С-044,С-045, Р-01, Р-02, Р-03, Р-04, Р-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13</text:p>
          </table:table-cell>
          <table:table-cell table:style-name="ce1" office:value-type="string" calcext:value-type="string">
            <text:p>С-044,С-045, Р-09, Р-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14</text:p>
          </table:table-cell>
          <table:table-cell table:style-name="ce3" office:value-type="string" calcext:value-type="string">
            <text:p>С-044,С-045, А-034, А-034-5, Р-08, Р-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15</text:p>
          </table:table-cell>
          <table:table-cell table:style-name="ce3" office:value-type="string" calcext:value-type="string">
            <text:p>С-044,С-045, Р-01, Р-02, Р-03, Р-04, Р-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16</text:p>
          </table:table-cell>
          <table:table-cell table:style-name="ce1" office:value-type="string" calcext:value-type="string">
            <text:p>С-049, Р-01, Р-02, Р-03, Р-04, Р-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17</text:p>
          </table:table-cell>
          <table:table-cell table:style-name="ce1" office:value-type="string" calcext:value-type="string">
            <text:p>С-044,С-045, Р-01, Р-02, Р-03, Р-04, Р-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17-5</text:p>
          </table:table-cell>
          <table:table-cell table:style-name="ce1" office:value-type="string" calcext:value-type="string">
            <text:p>Р-19, Р-20, Р-21, Р-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18</text:p>
          </table:table-cell>
          <table:table-cell table:style-name="ce1" office:value-type="string" calcext:value-type="string">
            <text:p>С-044,С-045, Р-01, Р-02, Р-03, Р-04, Р-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19</text:p>
          </table:table-cell>
          <table:table-cell table:style-name="ce1" office:value-type="string" calcext:value-type="string">
            <text:p>Р-017-5, Р-01, Р-02, Р-03, Р-04, Р-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20</text:p>
          </table:table-cell>
          <table:table-cell table:style-name="ce1" office:value-type="string" calcext:value-type="string">
            <text:p>Р-017-5, Р-01, Р-02, Р-03, Р-04, Р-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21</text:p>
          </table:table-cell>
          <table:table-cell table:style-name="ce1" office:value-type="string" calcext:value-type="string">
            <text:p>Р-017-5, Р-01, Р-02, Р-03, Р-04, Р-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Р-22</text:p>
          </table:table-cell>
          <table:table-cell table:style-name="ce1" office:value-type="string" calcext:value-type="string">
            <text:p>Р-017-5, Р-01, Р-02, Р-03, Р-04, Р-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-044</text:p>
          </table:table-cell>
          <table:table-cell table:style-name="ce1" office:value-type="string" calcext:value-type="string">
            <text:p>А-031, А-033, А-034,А-034-5. Р-06, Р-06-5, Р-07, Р-08,Р-10,Р-11,Р-12,Р-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-045</text:p>
          </table:table-cell>
          <table:table-cell table:style-name="ce1" office:value-type="string" calcext:value-type="string">
            <text:p>А-031, А-033, А-034,А-034-5. Р-06, Р-06-5, Р-07, Р-08,Р-10,Р-11,Р-12,Р-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-046</text:p>
          </table:table-cell>
          <table:table-cell table:style-name="ce1" office:value-type="string" calcext:value-type="string">
            <text:p>А-035, А-036, А-0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-047</text:p>
          </table:table-cell>
          <table:table-cell table:style-name="ce1" office:value-type="string" calcext:value-type="string">
            <text:p>А-035, А-036, А-0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-049</text:p>
          </table:table-cell>
          <table:table-cell table:style-name="ce1" office:value-type="string" calcext:value-type="string">
            <text:p>А-032, Р-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-054</text:p>
          </table:table-cell>
          <table:table-cell table:style-name="ce1" office:value-type="string" calcext:value-type="string">
            <text:p>С-051, С-052, С-0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-05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С-056</text:p>
          </table:table-cell>
          <table:table-cell table:style-name="ce3" office:value-type="string" calcext:value-type="string">
            <text:p>С-044,С-045, Р-01, Р-02, Р-03, Р-04, Р-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-057</text:p>
          </table:table-cell>
          <table:table-cell table:style-name="ce3" office:value-type="string" calcext:value-type="string">
            <text:p>С-044,С-045, Р-01, Р-02, Р-03, Р-04, Р-05</text:p>
          </table:table-cell>
          <table:table-cell table:number-columns-repeated="1022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&quot;docs-Open Sans&quot;" svg:font-family="'&quot;docs-Open Sans&quot;'"/>
    <style:font-face style:name="Arial" svg:font-family="Arial"/>
    <style:font-face style:name="Cambria" svg:font-family="Cambria"/>
    <style:font-face style:name="Inherit" svg:font-family="Inherit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.00.0000</text:date>, <text:time style:data-style-name="N2" text:time-value="15:25:44.572657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Связанные_20_товары" style:display-name="PageStyle_Связанные товар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ъемники_20_жестких_20_датчиков" style:display-name="PageStyle_Съемники жестких датч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Радиочастотные_20_системы" style:display-name="PageStyle_Радиочастотные систем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Радиочастотные_20_датчики" style:display-name="PageStyle_Радиочастотные датчик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Радиочастотные_20_деактиваторы" style:display-name="PageStyle_Радиочастотные деактиватор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Радиочастотные_20_этикетки" style:display-name="PageStyle_Радиочастотные этикетк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кустомагнитные_20_системы_20_Sensormatiс" style:display-name="PageStyle_Акустомагнитные системы Sensormati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кустомагнитные_20_системы_20_из_20_Китая" style:display-name="PageStyle_Акустомагнитные системы из Кита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кустомагнитные_20_датчики" style:display-name="PageStyle_Акустомагнитные датчик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кустомагнитные_20_этикетки" style:display-name="PageStyle_Акустомагнитные этикетк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кустомагнитные_20_деактиваторы" style:display-name="PageStyle_Акустомагнитные деактиватор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тереосчётчики_20__28_Megacount_29_" style:display-name="PageStyle_Стереосчётчики (Megacount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роводной_20_счётчик_20_с_20_wi-fi_20__28_Megacount_29_" style:display-name="PageStyle_Проводной счётчик с wi-fi (Megacount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еспроводной_20_счётчик_20_с_20_wi-fi_28_Megacount_29_" style:display-name="PageStyle_Беспроводной счётчик с wi-fi(Megacount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чётчики_20_посетителей_20_SMcounter" style:display-name="PageStyle_Счётчики посетителей SMcoun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бзорные_20_зеркала_20_для_20_помещений" style:display-name="PageStyle_Обзорные зеркала для помещен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айферы" style:display-name="PageStyle_Сайфер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слуги" style:display-name="PageStyle_Услу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лиенты" style:display-name="PageStyle_Клиент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05T15:27:00.033622006</dc:date>
    <meta:editing-duration>PT1M15S</meta:editing-duration>
    <meta:editing-cycles>1</meta:editing-cycles>
    <meta:document-statistic meta:table-count="1" meta:cell-count="101" meta:object-count="0"/>
  </office:meta>
</office:document-meta>
</file>